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user is able to register to Dashboard by entering<text:s/></text:p>
            <text:p>all expected values respecting all validations #smok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Eme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e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emelia.hills@gmail.com">emelia.hil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1:56:11Z</meta:creation-date>
    <dc:date>2022-07-01T08:49:30Z</dc:date>
  </office:meta>
</office:document-meta>
</file>